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4af6545" officeooo:paragraph-rsid="04af6545" style:font-name-complex="David CLM"/>
    </style:style>
    <style:style style:name="P4" style:family="paragraph" style:parent-style-name="Text_20_body">
      <style:text-properties style:font-name="David CLM" officeooo:rsid="05d818a9" officeooo:paragraph-rsid="05d818a9" style:font-name-complex="David CLM"/>
    </style:style>
    <style:style style:name="P5" style:family="paragraph" style:parent-style-name="Text_20_body">
      <style:text-properties style:font-name="David CLM" officeooo:rsid="060c388b" officeooo:paragraph-rsid="060c388b" style:font-name-complex="David CLM"/>
    </style:style>
    <style:style style:name="P6" style:family="paragraph" style:parent-style-name="Text_20_body">
      <style:text-properties officeooo:rsid="05ef6ec2" officeooo:paragraph-rsid="05ef6ec2"/>
    </style:style>
    <style:style style:name="P7" style:family="paragraph" style:parent-style-name="Text_20_body">
      <style:text-properties officeooo:rsid="0611694f" officeooo:paragraph-rsid="0611694f"/>
    </style:style>
    <style:style style:name="P8" style:family="paragraph" style:parent-style-name="Text_20_body">
      <style:text-properties officeooo:rsid="06178d0b" officeooo:paragraph-rsid="0621f8fb"/>
    </style:style>
    <style:style style:name="P9" style:family="paragraph" style:parent-style-name="Text_20_body">
      <style:text-properties officeooo:rsid="0624b54d" officeooo:paragraph-rsid="0624b54d"/>
    </style:style>
    <style:style style:name="P10" style:family="paragraph" style:parent-style-name="Text_20_body">
      <style:text-properties officeooo:rsid="0624b54d" officeooo:paragraph-rsid="0627c6af"/>
    </style:style>
    <style:style style:name="P11" style:family="paragraph" style:parent-style-name="Text_20_body">
      <style:text-properties fo:font-weight="normal" officeooo:rsid="06178d0b" officeooo:paragraph-rsid="0621f8fb" style:font-weight-asian="normal" style:font-weight-complex="normal"/>
    </style:style>
    <style:style style:name="P12" style:family="paragraph" style:parent-style-name="Text_20_body">
      <style:text-properties officeooo:paragraph-rsid="062efe24"/>
    </style:style>
    <style:style style:name="P13" style:family="paragraph" style:parent-style-name="Text_20_body">
      <style:text-properties officeooo:rsid="0630106b" officeooo:paragraph-rsid="0630106b"/>
    </style:style>
    <style:style style:name="P14" style:family="paragraph" style:parent-style-name="Text_20_body">
      <style:text-properties officeooo:rsid="063545a1" officeooo:paragraph-rsid="063545a1"/>
    </style:style>
    <style:style style:name="P15" style:family="paragraph" style:parent-style-name="Text_20_body">
      <style:text-properties officeooo:rsid="05f05110" officeooo:paragraph-rsid="05f05110"/>
    </style:style>
    <style:style style:name="P16"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paragraph-rsid="05e45cd6" style:font-size-asian="12pt" style:font-name-complex="David CLM" style:font-size-complex="12pt"/>
    </style:style>
    <style:style style:name="P17"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rsid="04c84b90" officeooo:paragraph-rsid="05f5ab5e" style:font-size-asian="12pt" style:font-name-complex="David CLM" style:font-size-complex="12pt"/>
    </style:style>
    <style:style style:name="P18"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45cd6" officeooo:paragraph-rsid="05e45cd6" style:font-size-asian="12pt" style:font-name-complex="David CLM" style:font-size-complex="12pt"/>
    </style:style>
    <style:style style:name="P19"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69164" officeooo:paragraph-rsid="05e69164" style:font-size-asian="12pt" style:font-name-complex="David CLM" style:font-size-complex="12pt"/>
    </style:style>
    <style:style style:name="P20"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e69164" officeooo:paragraph-rsid="05e69164" style:font-size-asian="12pt" style:font-style-asian="italic" style:font-weight-asian="normal" style:font-name-complex="David CLM" style:font-size-complex="12pt"/>
    </style:style>
    <style:style style:name="P21" style:family="paragraph" style:parent-style-name="Heading_20_2">
      <style:paragraph-properties fo:margin-top="0in" fo:margin-bottom="0in" loext:contextual-spacing="false" fo:line-height="100%" fo:text-align="end" style:justify-single-word="false" style:writing-mode="rl-tb"/>
      <style:text-properties style:font-name="David CLM" officeooo:rsid="05735d0c" officeooo:paragraph-rsid="060c388b" style:font-name-complex="David CLM"/>
    </style:style>
    <style:style style:name="P22" style:family="paragraph" style:parent-style-name="Heading_20_2">
      <style:paragraph-properties fo:margin-top="0in" fo:margin-bottom="0in" loext:contextual-spacing="false" fo:line-height="100%" fo:text-align="end" style:justify-single-word="false" style:writing-mode="rl-tb"/>
      <style:text-properties style:font-name="David CLM" officeooo:rsid="05735d0c" officeooo:paragraph-rsid="05ef6ec2" style:font-name-complex="David CLM"/>
    </style:style>
    <style:style style:name="P23" style:family="paragraph" style:parent-style-name="Heading_20_2">
      <style:paragraph-properties fo:margin-top="0in" fo:margin-bottom="0in" loext:contextual-spacing="false" fo:line-height="100%" fo:text-align="end" style:justify-single-word="false" style:writing-mode="rl-tb"/>
      <style:text-properties style:font-name="David CLM" fo:font-weight="normal" officeooo:rsid="05735d0c" officeooo:paragraph-rsid="0621f8fb" style:font-weight-asian="normal" style:font-name-complex="David CLM" style:font-weight-complex="normal"/>
    </style:style>
    <style:style style:name="P24" style:family="paragraph" style:parent-style-name="Heading_20_2">
      <style:paragraph-properties fo:margin-top="0in" fo:margin-bottom="0in" loext:contextual-spacing="false" fo:line-height="100%" fo:text-align="end" style:justify-single-word="false" style:writing-mode="rl-tb"/>
      <style:text-properties style:font-name="David CLM" fo:font-weight="normal" officeooo:rsid="06178d0b" officeooo:paragraph-rsid="0621f8fb" style:font-weight-asian="normal" style:font-name-complex="David CLM" style:font-weight-complex="normal"/>
    </style:style>
    <style:style style:name="P25" style:family="paragraph" style:parent-style-name="Text_20_body">
      <style:paragraph-properties fo:margin-top="0in" fo:margin-bottom="0in" loext:contextual-spacing="false" fo:line-height="100%" fo:text-align="end" style:justify-single-word="false" style:writing-mode="rl-tb"/>
      <style:text-properties style:font-name="David CLM" fo:font-weight="normal" officeooo:rsid="063545a1" officeooo:paragraph-rsid="063545a1" style:font-weight-asian="normal" style:font-name-complex="David CLM" style:font-weight-complex="normal"/>
    </style:style>
    <style:style style:name="P26" style:family="paragraph" style:parent-style-name="Text_20_body">
      <style:paragraph-properties fo:margin-top="0in" fo:margin-bottom="0in" loext:contextual-spacing="false" fo:line-height="100%" fo:text-align="end" style:justify-single-word="false" style:writing-mode="rl-tb"/>
      <style:text-properties style:use-window-font-color="true" style:font-name="David CLM" fo:font-size="12pt" fo:font-style="italic" fo:font-weight="normal" officeooo:rsid="063545a1" officeooo:paragraph-rsid="0635e62c" style:font-size-asian="12pt" style:font-style-asian="italic" style:font-weight-asian="normal" style:font-name-complex="David CLM" style:font-size-complex="12pt" style:font-weight-complex="normal"/>
    </style:style>
    <style:style style:name="P27" style:family="paragraph" style:parent-style-name="Text_20_body">
      <style:paragraph-properties fo:margin-top="0in" fo:margin-bottom="0in" loext:contextual-spacing="false" fo:line-height="100%" fo:text-align="end" style:justify-single-word="false" style:writing-mode="rl-tb"/>
      <style:text-properties style:use-window-font-color="true" style:font-name="David CLM" fo:font-size="12pt" fo:font-style="italic" fo:font-weight="bold" officeooo:rsid="063545a1" officeooo:paragraph-rsid="0635e62c" style:font-size-asian="12pt" style:font-style-asian="italic" style:font-weight-asian="bold" style:font-name-complex="David CLM" style:font-size-complex="12pt" style:font-weight-complex="bold"/>
    </style:style>
    <style:style style:name="P28" style:family="paragraph" style:parent-style-name="Text_20_body">
      <style:paragraph-properties fo:margin-top="0in" fo:margin-bottom="0in" loext:contextual-spacing="false"/>
      <style:text-properties officeooo:rsid="05ef6ec2" officeooo:paragraph-rsid="05ef6ec2"/>
    </style:style>
    <style:style style:name="P29" style:family="paragraph" style:parent-style-name="Text_20_body">
      <style:paragraph-properties fo:margin-top="0in" fo:margin-bottom="0in" loext:contextual-spacing="false"/>
      <style:text-properties fo:font-weight="bold" officeooo:rsid="05ef6ec2" officeooo:paragraph-rsid="05ef6ec2" style:font-weight-asian="bold" style:font-weight-complex="bold"/>
    </style:style>
    <style:style style:name="P30" style:family="paragraph" style:parent-style-name="Text_20_body">
      <style:paragraph-properties fo:text-align="end" style:justify-single-word="false" style:writing-mode="rl-tb"/>
      <style:text-properties style:font-name="David CLM" officeooo:rsid="0596ca4a" officeooo:paragraph-rsid="05d818a9" style:font-name-complex="David CLM"/>
    </style:style>
    <style:style style:name="P31" style:family="paragraph" style:parent-style-name="Text_20_body">
      <style:paragraph-properties fo:text-align="end" style:justify-single-word="false" style:writing-mode="rl-tb"/>
      <style:text-properties style:font-name="David CLM" officeooo:rsid="0596ca4a" officeooo:paragraph-rsid="05fd2629" style:font-name-complex="David CLM"/>
    </style:style>
    <style:style style:name="P32" style:family="paragraph" style:parent-style-name="Text_20_body">
      <style:paragraph-properties fo:text-align="end" style:justify-single-word="false" style:writing-mode="rl-tb"/>
      <style:text-properties style:font-name="David CLM" officeooo:rsid="0616a2af" officeooo:paragraph-rsid="0616a2af" style:font-name-complex="David CLM"/>
    </style:style>
    <style:style style:name="P33" style:family="paragraph" style:parent-style-name="Text_20_body">
      <style:paragraph-properties fo:text-align="end" style:justify-single-word="false" style:writing-mode="rl-tb"/>
      <style:text-properties style:font-name="David CLM" officeooo:rsid="0630106b" officeooo:paragraph-rsid="0631ce95" style:font-name-complex="David CLM"/>
    </style:style>
    <style:style style:name="P34" style:family="paragraph" style:parent-style-name="Text_20_body">
      <style:paragraph-properties fo:text-align="end" style:justify-single-word="false" style:writing-mode="rl-tb"/>
      <style:text-properties officeooo:rsid="05e45cd6" officeooo:paragraph-rsid="05e10b7a"/>
    </style:style>
    <style:style style:name="P35" style:family="paragraph" style:parent-style-name="Text_20_body">
      <style:paragraph-properties fo:text-align="end" style:justify-single-word="false" style:writing-mode="rl-tb"/>
      <style:text-properties officeooo:rsid="0618f104" officeooo:paragraph-rsid="0621f8fb"/>
    </style:style>
    <style:style style:name="P36" style:family="paragraph" style:parent-style-name="Text_20_body">
      <style:paragraph-properties fo:text-align="end" style:justify-single-word="false" style:writing-mode="rl-tb"/>
      <style:text-properties officeooo:rsid="061aaed5" officeooo:paragraph-rsid="0621f8fb"/>
    </style:style>
    <style:style style:name="P37" style:family="paragraph" style:parent-style-name="Text_20_body">
      <style:paragraph-properties fo:text-align="end" style:justify-single-word="false" style:writing-mode="rl-tb"/>
      <style:text-properties officeooo:rsid="06208022" officeooo:paragraph-rsid="0621f8fb"/>
    </style:style>
    <style:style style:name="P38" style:family="paragraph" style:parent-style-name="Text_20_body">
      <style:paragraph-properties fo:text-align="end" style:justify-single-word="false" style:writing-mode="rl-tb"/>
      <style:text-properties fo:font-weight="normal" officeooo:rsid="06208022" officeooo:paragraph-rsid="0621f8fb" style:font-weight-asian="normal" style:font-weight-complex="normal"/>
    </style:style>
    <style:style style:name="P39" style:family="paragraph" style:parent-style-name="Table_20_Contents">
      <style:paragraph-properties fo:text-align="end" style:justify-single-word="false" style:writing-mode="rl-tb"/>
      <style:text-properties fo:color="#000000" style:text-outline="false" style:text-line-through-style="none" style:text-line-through-type="none" style:font-name="Liberation Serif" fo:font-size="12pt" fo:font-style="normal" fo:text-shadow="none" style:text-underline-style="none" fo:font-weight="normal" officeooo:rsid="06102054" officeooo:paragraph-rsid="0610205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writing-mode="rl-tb"/>
      <style:text-properties fo:color="#000000" style:text-outline="false" style:text-line-through-style="none" style:text-line-through-type="none" style:font-name="Liberation Serif" fo:font-size="12pt" fo:font-style="normal" fo:text-shadow="none" style:text-underline-style="none" fo:font-weight="normal" officeooo:rsid="06102054" officeooo:paragraph-rsid="0610205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Heading_20_2">
      <style:paragraph-properties fo:line-height="100%"/>
      <style:text-properties style:font-name="David CLM" officeooo:rsid="05735d0c" officeooo:paragraph-rsid="05dfc5bd" style:font-name-complex="David CLM"/>
    </style:style>
    <style:style style:name="P42" style:family="paragraph" style:parent-style-name="Heading_20_2">
      <style:paragraph-properties fo:line-height="100%"/>
      <style:text-properties style:font-name="David CLM" officeooo:rsid="05735d0c" officeooo:paragraph-rsid="05db2356" style:font-name-complex="David CLM"/>
    </style:style>
    <style:style style:name="P43" style:family="paragraph" style:parent-style-name="Heading_20_2">
      <style:text-properties style:font-name="David CLM" officeooo:rsid="05735d0c" officeooo:paragraph-rsid="0596ca4a" style:font-name-complex="David CLM"/>
    </style:style>
    <style:style style:name="P44" style:family="paragraph" style:parent-style-name="Heading_20_2">
      <style:text-properties officeooo:rsid="05735d0c" officeooo:paragraph-rsid="060c388b"/>
    </style:style>
    <style:style style:name="P45" style:family="paragraph" style:parent-style-name="Heading_20_2">
      <style:text-properties officeooo:rsid="05735d0c" officeooo:paragraph-rsid="06298aed"/>
    </style:style>
    <style:style style:name="P46" style:family="paragraph" style:parent-style-name="Text_20_body">
      <style:paragraph-properties fo:text-align="start" style:justify-single-word="false" style:writing-mode="lr-tb"/>
    </style:style>
    <style:style style:name="P47" style:family="paragraph" style:parent-style-name="Text_20_body">
      <style:paragraph-properties fo:text-align="start" style:justify-single-word="false" style:writing-mode="lr-tb"/>
      <style:text-properties officeooo:rsid="06178d0b" officeooo:paragraph-rsid="0621f8fb"/>
    </style:style>
    <style:style style:name="P48" style:family="paragraph" style:parent-style-name="Text_20_body">
      <style:paragraph-properties fo:text-align="start" style:justify-single-word="false" style:writing-mode="lr-tb"/>
      <style:text-properties fo:font-weight="normal" officeooo:rsid="0611694f" officeooo:paragraph-rsid="0621f8fb" style:font-weight-asian="normal" style:font-weight-complex="normal"/>
    </style:style>
    <style:style style:name="P49" style:family="paragraph" style:parent-style-name="Text_20_body" style:list-style-name="L1"/>
    <style:style style:name="P50" style:family="paragraph" style:parent-style-name="Text_20_body" style:list-style-name="L1">
      <style:text-properties officeooo:rsid="0624b54d" officeooo:paragraph-rsid="0624b54d"/>
    </style:style>
    <style:style style:name="P51" style:family="paragraph" style:parent-style-name="Text_20_body" style:list-style-name="L3">
      <style:text-properties fo:font-weight="normal" officeooo:rsid="06178d0b" officeooo:paragraph-rsid="0621f8fb" style:font-weight-asian="normal" style:font-weight-complex="normal"/>
    </style:style>
    <style:style style:name="P52" style:family="paragraph" style:parent-style-name="Text_20_body">
      <style:paragraph-properties fo:margin-top="0in" fo:margin-bottom="0in" loext:contextual-spacing="false" fo:line-height="100%" fo:text-align="end" style:justify-single-word="false" style:writing-mode="rl-tb"/>
      <style:text-properties style:use-window-font-color="true" style:font-name="David CLM" fo:font-size="12pt" fo:font-style="italic" fo:font-weight="normal" officeooo:rsid="063545a1" officeooo:paragraph-rsid="063c11a8" style:font-size-asian="12pt" style:font-style-asian="italic" style:font-weight-asian="normal" style:font-name-complex="David CLM" style:font-size-complex="12pt" style:font-weight-complex="normal"/>
    </style:style>
    <style:style style:name="P53" style:family="paragraph" style:parent-style-name="Text_20_body">
      <style:paragraph-properties fo:margin-top="0in" fo:margin-bottom="0in" loext:contextual-spacing="false" fo:line-height="100%" fo:text-align="end" style:justify-single-word="false" style:writing-mode="rl-tb"/>
      <style:text-properties style:use-window-font-color="true" style:font-name="David CLM" fo:font-size="12pt" fo:font-style="italic" fo:font-weight="normal" officeooo:rsid="063c11a8" officeooo:paragraph-rsid="063c11a8" style:font-size-asian="12pt" style:font-style-asian="italic" style:font-weight-asian="normal" style:font-name-complex="David CLM" style:font-size-complex="12pt" style:font-weight-complex="normal"/>
    </style:style>
    <style:style style:name="P54" style:family="paragraph" style:parent-style-name="Text_20_body">
      <style:paragraph-properties fo:text-align="end" style:justify-single-word="false" style:writing-mode="rl-tb"/>
      <style:text-properties style:use-window-font-color="true" style:font-name="David CLM" fo:font-size="12pt" fo:font-style="italic" fo:font-weight="bold" officeooo:rsid="063545a1" officeooo:paragraph-rsid="06102054" style:font-size-asian="12pt" style:font-style-asian="italic" style:font-weight-asian="bold" style:font-name-complex="David CLM" style:font-size-complex="12pt" style:font-weight-complex="bold"/>
    </style:style>
    <style:style style:name="P55"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5ef6ec2" style:font-name-complex="David CLM"/>
    </style:style>
    <style:style style:name="P56"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rsid="05ef6ec2" officeooo:paragraph-rsid="05ef6ec2" style:font-name-complex="David CLM"/>
    </style:style>
    <style:style style:name="P57" style:family="paragraph" style:parent-style-name="Default" style:list-style-name="L2">
      <style:paragraph-properties fo:margin-top="0in" fo:margin-bottom="0in" loext:contextual-spacing="false" style:line-height-at-least="0.139in" fo:text-align="end" style:justify-single-word="false" style:writing-mode="rl-tb"/>
      <style:text-properties style:use-window-font-color="true" style:font-name="David CLM" fo:font-size="12pt" officeooo:rsid="05ef6ec2" officeooo:paragraph-rsid="05ef6ec2" style:font-size-asian="12pt" style:font-name-complex="David CLM" style:font-size-complex="12pt"/>
    </style:style>
    <style:style style:name="P58" style:family="paragraph" style:parent-style-name="Heading_20_1">
      <style:paragraph-properties fo:line-height="100%"/>
      <style:text-properties style:font-name="David CLM" officeooo:rsid="05226f8d" officeooo:paragraph-rsid="04af6545" style:font-name-complex="David CLM"/>
    </style:style>
    <style:style style:name="T1" style:family="text">
      <style:text-properties officeooo:rsid="05d818a9"/>
    </style:style>
    <style:style style:name="T2" style:family="text">
      <style:text-properties officeooo:rsid="05db2356"/>
    </style:style>
    <style:style style:name="T3" style:family="text">
      <style:text-properties style:use-window-font-color="true" fo:font-style="italic" fo:font-weight="normal" style:font-style-asian="italic" style:font-weight-asian="normal"/>
    </style:style>
    <style:style style:name="T4" style:family="text">
      <style:text-properties style:use-window-font-color="true" fo:font-style="italic" fo:font-weight="normal" officeooo:rsid="04c84b90" style:font-style-asian="italic" style:font-weight-asian="normal"/>
    </style:style>
    <style:style style:name="T5" style:family="text">
      <style:text-properties style:use-window-font-color="true" fo:font-style="italic" fo:font-weight="normal" officeooo:rsid="05db2356" style:font-style-asian="italic" style:font-weight-asian="normal"/>
    </style:style>
    <style:style style:name="T6" style:family="text">
      <style:text-properties style:use-window-font-color="true" fo:font-style="italic" fo:font-weight="normal" officeooo:rsid="05e45cd6" style:font-style-asian="italic" style:font-weight-asian="normal"/>
    </style:style>
    <style:style style:name="T7" style:family="text">
      <style:text-properties style:use-window-font-color="true" fo:font-style="italic" fo:font-weight="normal" officeooo:rsid="05e5e974" style:font-style-asian="italic" style:font-weight-asian="normal"/>
    </style:style>
    <style:style style:name="T8" style:family="text">
      <style:text-properties style:use-window-font-color="true" fo:font-style="italic" fo:font-weight="normal" officeooo:rsid="05e68b71" style:font-style-asian="italic" style:font-weight-asian="normal"/>
    </style:style>
    <style:style style:name="T9" style:family="text">
      <style:text-properties style:use-window-font-color="true" fo:font-style="italic" fo:font-weight="normal" officeooo:rsid="05e69164" style:font-style-asian="italic" style:font-weight-asian="normal"/>
    </style:style>
    <style:style style:name="T10" style:family="text">
      <style:text-properties style:use-window-font-color="true" fo:font-style="italic" fo:font-weight="normal" officeooo:rsid="05e9227a" style:font-style-asian="italic" style:font-weight-asian="normal"/>
    </style:style>
    <style:style style:name="T11" style:family="text">
      <style:text-properties style:use-window-font-color="true" fo:font-style="italic" fo:font-weight="normal" officeooo:rsid="05e5e974" style:font-name-asian="David CLM1" style:font-style-asian="italic" style:font-weight-asian="normal" style:font-name-complex="David CLM1"/>
    </style:style>
    <style:style style:name="T12" style:family="text">
      <style:text-properties style:use-window-font-color="true" style:text-position="sub 58%" fo:font-style="italic" fo:font-weight="normal" style:font-style-asian="italic" style:font-weight-asian="normal"/>
    </style:style>
    <style:style style:name="T13" style:family="text">
      <style:text-properties style:use-window-font-color="true" style:text-position="sub 58%" fo:font-style="italic" fo:font-weight="normal" officeooo:rsid="04c84b90" style:font-style-asian="italic" style:font-weight-asian="normal"/>
    </style:style>
    <style:style style:name="T14" style:family="text">
      <style:text-properties style:use-window-font-color="true" style:text-position="sub 58%" fo:font-style="italic" fo:font-weight="normal" officeooo:rsid="05e45cd6" style:font-style-asian="italic" style:font-weight-asian="normal"/>
    </style:style>
    <style:style style:name="T15" style:family="text">
      <style:text-properties style:use-window-font-color="true" fo:font-size="12pt" style:font-size-asian="12pt" style:font-size-complex="12pt"/>
    </style:style>
    <style:style style:name="T16" style:family="text">
      <style:text-properties style:use-window-font-color="true" fo:font-size="12pt" officeooo:rsid="04a9e17c" style:font-size-asian="12pt" style:font-size-complex="12pt"/>
    </style:style>
    <style:style style:name="T17" style:family="text">
      <style:text-properties style:use-window-font-color="true" fo:font-size="12pt" officeooo:rsid="037549be" style:font-size-asian="12pt" style:font-size-complex="12pt"/>
    </style:style>
    <style:style style:name="T18" style:family="text">
      <style:text-properties style:use-window-font-color="true" fo:font-size="12pt" fo:font-weight="bold" style:font-size-asian="12pt" style:font-weight-asian="bold" style:font-size-complex="12pt" style:font-weight-complex="bold"/>
    </style:style>
    <style:style style:name="T19" style:family="text">
      <style:text-properties style:use-window-font-color="true" fo:font-size="12pt" fo:font-weight="bold" officeooo:rsid="05ef6ec2" style:font-size-asian="12pt" style:font-weight-asian="bold" style:font-size-complex="12pt" style:font-weight-complex="bold"/>
    </style:style>
    <style:style style:name="T20" style:family="text">
      <style:text-properties style:use-window-font-color="true" fo:font-size="12pt" fo:font-weight="normal" style:font-size-asian="12pt" style:font-weight-asian="normal" style:font-size-complex="12pt" style:font-weight-complex="normal"/>
    </style:style>
    <style:style style:name="T21" style:family="text">
      <style:text-properties style:use-window-font-color="true" fo:font-size="12pt" fo:font-style="italic" officeooo:rsid="05ef6ec2" style:font-size-asian="12pt" style:font-style-asian="italic" style:font-size-complex="12pt" style:font-style-complex="italic"/>
    </style:style>
    <style:style style:name="T22" style:family="text">
      <style:text-properties fo:font-weight="bold" style:font-weight-asian="bold" style:font-weight-complex="bold"/>
    </style:style>
    <style:style style:name="T23" style:family="text">
      <style:text-properties fo:font-weight="bold" officeooo:rsid="061c5daf" style:font-weight-asian="bold" style:font-weight-complex="bold"/>
    </style:style>
    <style:style style:name="T24" style:family="text">
      <style:text-properties fo:font-weight="bold" officeooo:rsid="062efe24" style:font-weight-asian="bold" style:font-weight-complex="bold"/>
    </style:style>
    <style:style style:name="T25" style:family="text">
      <style:text-properties officeooo:rsid="05f2192d"/>
    </style:style>
    <style:style style:name="T26" style:family="text">
      <style:text-properties officeooo:rsid="05f25fb7"/>
    </style:style>
    <style:style style:name="T27" style:family="text">
      <style:text-properties officeooo:rsid="05f95ff9"/>
    </style:style>
    <style:style style:name="T28" style:family="text">
      <style:text-properties officeooo:rsid="05fb4f01"/>
    </style:style>
    <style:style style:name="T29" style:family="text">
      <style:text-properties officeooo:rsid="060673e6"/>
    </style:style>
    <style:style style:name="T30" style:family="text">
      <style:text-properties officeooo:rsid="0607d5a3"/>
    </style:style>
    <style:style style:name="T31" style:family="text">
      <style:text-properties officeooo:rsid="0608f640"/>
    </style:style>
    <style:style style:name="T32" style:family="text">
      <style:text-properties officeooo:rsid="0609ae33"/>
    </style:style>
    <style:style style:name="T33" style:family="text">
      <style:text-properties officeooo:rsid="0609d77c"/>
    </style:style>
    <style:style style:name="T34" style:family="text">
      <style:text-properties officeooo:rsid="06102deb"/>
    </style:style>
    <style:style style:name="T35" style:family="text">
      <style:text-properties style:font-name="David CLM" style:font-name-complex="David CLM"/>
    </style:style>
    <style:style style:name="T36" style:family="text">
      <style:text-properties style:font-name="David CLM" officeooo:rsid="060c388b" style:font-name-complex="David CLM"/>
    </style:style>
    <style:style style:name="T37" style:family="text">
      <style:text-properties style:font-name="David CLM" officeooo:rsid="06238bc2" style:font-name-complex="David CLM"/>
    </style:style>
    <style:style style:name="T38" style:family="text">
      <style:text-properties style:font-name="David CLM" officeooo:rsid="0627c89b" style:font-name-complex="David CLM"/>
    </style:style>
    <style:style style:name="T39" style:family="text">
      <style:text-properties style:font-name="David CLM" officeooo:rsid="06291857" style:font-name-complex="David CLM"/>
    </style:style>
    <style:style style:name="T40" style:family="text">
      <style:text-properties style:font-name="David CLM" officeooo:rsid="05db2356" style:font-name-complex="David CLM"/>
    </style:style>
    <style:style style:name="T41" style:family="text">
      <style:text-properties style:font-name="David CLM" officeooo:rsid="062c244e" style:font-name-complex="David CLM"/>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officeooo:rsid="059e518c"/>
    </style:style>
    <style:style style:name="T44" style:family="text">
      <style:text-properties officeooo:rsid="0616c304"/>
    </style:style>
    <style:style style:name="T45" style:family="text">
      <style:text-properties fo:font-weight="normal" style:font-weight-asian="normal" style:font-weight-complex="normal"/>
    </style:style>
    <style:style style:name="T46" style:family="text">
      <style:text-properties fo:font-weight="normal" officeooo:rsid="0618e705" style:font-weight-asian="normal" style:font-weight-complex="normal"/>
    </style:style>
    <style:style style:name="T47" style:family="text">
      <style:text-properties fo:font-weight="normal" officeooo:rsid="061aaed5" style:font-weight-asian="normal" style:font-weight-complex="normal"/>
    </style:style>
    <style:style style:name="T48" style:family="text">
      <style:text-properties fo:font-weight="normal" officeooo:rsid="061c5daf" style:font-weight-asian="normal" style:font-weight-complex="normal"/>
    </style:style>
    <style:style style:name="T49" style:family="text">
      <style:text-properties fo:font-weight="normal" officeooo:rsid="061d9db1" style:font-weight-asian="normal" style:font-weight-complex="normal"/>
    </style:style>
    <style:style style:name="T50" style:family="text">
      <style:text-properties fo:font-weight="normal" officeooo:rsid="061f432c" style:font-weight-asian="normal" style:font-weight-complex="normal"/>
    </style:style>
    <style:style style:name="T51" style:family="text">
      <style:text-properties fo:font-weight="normal" officeooo:rsid="0621f8fb" style:font-weight-asian="normal" style:font-weight-complex="normal"/>
    </style:style>
    <style:style style:name="T52" style:family="text">
      <style:text-properties style:text-position="sub 58%" fo:font-style="italic" fo:font-weight="normal" style:font-style-asian="italic" style:font-weight-asian="normal" style:font-style-complex="italic" style:font-weight-complex="normal"/>
    </style:style>
    <style:style style:name="T53" style:family="text">
      <style:text-properties officeooo:rsid="06226adb"/>
    </style:style>
    <style:style style:name="T54" style:family="text">
      <style:text-properties officeooo:rsid="0624b54d"/>
    </style:style>
    <style:style style:name="T55" style:family="text">
      <style:text-properties officeooo:rsid="0627c6af"/>
    </style:style>
    <style:style style:name="T56" style:family="text">
      <style:text-properties officeooo:rsid="06291857"/>
    </style:style>
    <style:style style:name="T57" style:family="text">
      <style:text-properties officeooo:rsid="06298aed"/>
    </style:style>
    <style:style style:name="T58" style:family="text">
      <style:text-properties officeooo:rsid="062efe24"/>
    </style:style>
    <style:style style:name="T59" style:family="text">
      <style:text-properties fo:background-color="#ffffff" loext:char-shading-value="0"/>
    </style:style>
    <style:style style:name="T60" style:family="text">
      <style:text-properties officeooo:rsid="0633c81c"/>
    </style:style>
    <style:style style:name="T61" style:family="text">
      <style:text-properties officeooo:rsid="0635e62c"/>
    </style:style>
    <style:style style:name="T62" style:family="text">
      <style:text-properties officeooo:rsid="063a07f0"/>
    </style:style>
    <style:style style:name="T63" style:family="text">
      <style:text-properties officeooo:rsid="063aacd1"/>
    </style:style>
    <style:style style:name="T64" style:family="text">
      <style:text-properties officeooo:rsid="063c11a8"/>
    </style:style>
    <style:style style:name="T65" style:family="text">
      <style:text-properties officeooo:rsid="064077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מטלה - חלוקה <text:span text:style-name="T57">הוגנת ו</text:span>יעילה</text:h>
      <text:p text:style-name="P3">יש לענות על שאלה אחת לבחירתכם.</text:p>
      <text:p text:style-name="P42">שאלה <text:span text:style-name="T2">1: חלוקה הוגנת ויעילה עם פייתון</text:span></text:p>
      <text:p text:style-name="P7"><text:span text:style-name="T22">תזכורת</text:span>: בבעיית החלוקה שלמדנו בכיתה, יש n אנשים ו-m משאבים, וכל אדם מייחס ערך לכל משאב.</text:p>
      <text:p text:style-name="P7">ניתן לייצג כל בעיה כזאת כמטריצה עם n שורות ו-m עמודות, שבה הערך בשורה i ועמודה j הוא הערך שמייחס אדם i למשאב j.</text:p>
      <text:p text:style-name="P7">כיתבו פונקציה בפייתון, בעזרת cvxpy, המקבלת כקלט מטריצה כזאת, וכותבת למסך תיאור של חלוקה יעילה פארטו וללא קנאה. </text:p>
      <text:p text:style-name="P12"><text:span text:style-name="T24">פתרון</text:span><text:span text:style-name="T58">: יהונתן ליפשיץ </text:span><text:a xlink:type="simple" xlink:href="https://github.com/yonlif/FinancialAlgorithms/blob/master/Ex2ParetoEfficiency.py" text:style-name="Internet_20_link" text:visited-style-name="Visited_20_Internet_20_Link"><text:span text:style-name="T59">https://github.com/yonlif/FinancialAlgorithms/blob/master/Ex2ParetoEfficiency.py</text:span></text:a> </text:p>
      <text:p text:style-name="P45"><text:span text:style-name="T35">שאלה </text:span><text:span text:style-name="T37">2</text:span><text:span text:style-name="T36">: חלוקה </text:span><text:span text:style-name="T40">הוגנת ויעילה </text:span><text:span text:style-name="T38">עם </text:span><text:span text:style-name="T41">נייר ועט</text:span></text:p>
      <text:p text:style-name="Text_20_body">נתונה בעיית חלוקת משאבים עם הערכים הבאים:</text:p>
      <text:list xml:id="list3207802944" text:style-name="L1">
        <text:list-item>
          <text:p text:style-name="P49">עמי: <text:span text:style-name="T54">פלדה 1, <text:s text:c="3"/>נפט 0.</text:span></text:p>
        </text:list-item>
        <text:list-item>
          <text:p text:style-name="P50">תמי: פלדה t, <text:s text:c="2"/>נפט 1 פחות t</text:p>
        </text:list-item>
      </text:list>
      <text:p text:style-name="P9">כאשר t הוא פרמטר כלשהו בין 0 ל-1.</text:p>
      <text:p text:style-name="P9">א. חשבו חלוקה הממקסמת את סכום הערכים, כפונקציה של t. עבור איזה t <text:span text:style-name="T55">החלוקה</text:span> ללא קנאה?</text:p>
      <text:p text:style-name="P10">ב. חשבו חלוקה הממקסמת את סכום השורשים, כפונקציה של t. עבור איזה t <text:span text:style-name="T55">החלוקה </text:span>ללא קנאה?</text:p>
      <text:p text:style-name="P10"><text:span text:style-name="T55">ג</text:span>. חשבו חלוקה הממקסמת את סכום הלוגריתמים, כפונקציה של t. עבור איזה t <text:span text:style-name="T55">החלוקה </text:span>ללא קנאה?</text:p>
      <text:p text:style-name="P13"><text:span text:style-name="T22">פתרון</text:span>: טל נקר – סעיפים א,ג.</text:p>
      <text:p text:style-name="P44"><text:span text:style-name="T35">שאלה </text:span><text:span text:style-name="T39">3</text:span><text:span text:style-name="T36">: חלוקה אגליטרית</text:span></text:p>
      <text:p text:style-name="P5">חלוקה אגליטרית (egalitarian) היא חלוקה הממקסמת את התועלת <text:span text:style-name="T65">הקטנה ביותר</text:span>. </text:p>
      <text:p text:style-name="P32">א. האם כל חלוקה אגליטרית היא יעילה פארטו? הוכיחו או תנו דוגמה נגדית.</text:p>
      <text:p text:style-name="P32">ב. האם כל חלוקה אגליטרית היא ללא קנאה? הוכיחו או תנו דוגמה נגדית.</text:p>
      <text:p text:style-name="P32">ג. הראו איך אפשר להשתמש ב <text:span text:style-name="T43">cvxpy </text:span>כדי למצוא חלוקה אגליטרית (אפשר להדגים על בעיה מסויימת, למשל על הדוגמה במצגת).</text:p>
      <text:p text:style-name="P33"><text:span text:style-name="T22">פתרון</text:span>: <text:span text:style-name="T60">בשיעור.</text:span></text:p>
      <text:p text:style-name="P21"><text:soft-page-break/></text:p>
      <text:p text:style-name="P22">שאלה <text:span text:style-name="T56">4: יעילות-פארטו חלשה וחזקה</text:span></text:p>
      <text:p text:style-name="P29"/>
      <text:p text:style-name="P28"><text:span text:style-name="T22">הגדרות</text:span>: </text:p>
      <text:list xml:id="list1192941980" text:style-name="L2">
        <text:list-item>
          <text:p text:style-name="P55"><text:span text:style-name="T16">מצב </text:span><text:span text:style-name="T15">א נקרא </text:span><text:span text:style-name="T18">שיפור פארטו</text:span><text:span text:style-name="T19"> חזק </text:span><text:span text:style-name="T15">של </text:span><text:span text:style-name="T16">מצב </text:span><text:span text:style-name="T15">ב, אם </text:span><text:span text:style-name="T16">מצב </text:span><text:span text:style-name="T17">א </text:span><text:span text:style-name="T15">טוב יותר </text:span><text:span text:style-name="T21">לכל </text:span><text:span text:style-name="T15">המשתתפים.</text:span></text:p>
        </text:list-item>
        <text:list-item>
          <text:p text:style-name="P56"><text:span text:style-name="T16">מצב </text:span><text:span text:style-name="T15">נקרא </text:span><text:span text:style-name="T18">יעיל פארטו חלש</text:span><text:span text:style-name="T20"> </text:span><text:span text:style-name="T15">אם לא קיי</text:span><text:span text:style-name="T16">ם</text:span><text:span text:style-name="T15"> </text:span><text:span text:style-name="T16">מצב אחר שהוא </text:span><text:span text:style-name="T15">שיפור-פארטו-חזק של</text:span><text:span text:style-name="T16">ו</text:span><text:span text:style-name="T15">.</text:span></text:p>
          <text:p text:style-name="P57"/>
        </text:list-item>
      </text:list>
      <text:p text:style-name="P6">א. תנו דוגמה לחלוק<text:span text:style-name="T27">ה</text:span> שהיא יעילה-פארטו-חלש אבל לא יעילה-פארטו.</text:p>
      <text:p text:style-name="P6"><text:span text:style-name="T44">ב</text:span>. הוכיחו, שאם <text:span text:style-name="T25">פונקציות הערך של </text:span>כל השחקנים <text:span text:style-name="T25">הן חיוביות ממש בכל נקודה ונקודה בעוגה, </text:span>אז כל חלוקה יעילה-פארטו-חלש היא גם יעילה-פארטו.</text:p>
      <text:p text:style-name="P15"><text:span text:style-name="T44">ג</text:span>. הוכיחו, שאם לכל השחקנים ישנה אותה פונקציית-ערך, אז כל <text:span text:style-name="T26">החלוקות הן יעילות-</text:span>פארטו<text:span text:style-name="T26">.</text:span></text:p>
      <text:p text:style-name="P14"><text:span text:style-name="T22">פתרון</text:span>: <text:span text:style-name="T63">גל פוליצר.</text:span></text:p>
      <text:p text:style-name="P23">שאלה <text:span text:style-name="T56">5: שיווי-משקל תחרותי</text:span></text:p>
      <text:p text:style-name="P24"/>
      <text:p text:style-name="P8"><text:span text:style-name="T45">הקצאת-משאבים נתונה נקראת </text:span><text:span text:style-name="T22">שיווי משקל תחרותי </text:span><text:span text:style-name="T23">שווה-תקציב </text:span><text:span text:style-name="T45">(competitive equilibrium </text:span><text:span text:style-name="T48">with</text:span><text:span text:style-name="T45"> equal </text:span><text:span text:style-name="T48">budgets</text:span><text:span text:style-name="T47">)</text:span><text:span text:style-name="T45"> אם קיים וקטור-מחיר p (מחיר לכל משאב), כך שלכל משתתף i מתקיימים התנאים הבאים:</text:span></text:p>
      <text:list xml:id="list3972121715" text:style-name="L3">
        <text:list-item>
          <text:p text:style-name="P51">המחיר הכולל של הסל שקיבל משתתף i הוא לכל היותר 1;</text:p>
        </text:list-item>
        <text:list-item>
          <text:p text:style-name="P51">כל משתתף מעדיף את הסל שקיבל על-פני כל שאר הסלים שהמחיר שלהם הוא לכל היותר 1.</text:p>
        </text:list-item>
      </text:list>
      <text:p text:style-name="P11">בסמלים:</text:p>
      <text:p text:style-name="P47"><text:span text:style-name="T42">p</text:span><text:span text:style-name="T45">(</text:span><text:span text:style-name="T42">X</text:span><text:span text:style-name="T52">i</text:span><text:span text:style-name="T45">) ≤ 1</text:span></text:p>
      <text:p text:style-name="P47"><text:span text:style-name="T45">For </text:span><text:span text:style-name="T46">every </text:span><text:span text:style-name="T45">Y: <text:s/>if </text:span><text:span text:style-name="T42">p</text:span><text:span text:style-name="T45">(Y) ≤ 1 then </text:span><text:span text:style-name="T42">V</text:span><text:span text:style-name="T52">i</text:span><text:span text:style-name="T45">(</text:span><text:span text:style-name="T42">X</text:span><text:span text:style-name="T52">i</text:span><text:span text:style-name="T45">) ≥ V</text:span><text:span text:style-name="T52">i</text:span><text:span text:style-name="T45">(Y)</text:span></text:p>
      <text:p text:style-name="P35"><text:span text:style-name="T45">א. תנו דוגמה להקצאה שהיא </text:span><text:span text:style-name="T48">ש"מ תחרותי שווה-תקציב</text:span><text:span text:style-name="T47"> </text:span><text:span text:style-name="T49">בבעיה כלשהי של חלוקת משאבים</text:span><text:span text:style-name="T45">, למשל הדוגמה במצגת: </text:span></text:p>
      <text:p text:style-name="P48">[[81, 19, 0],<text:line-break/> [80, 0, 20]]</text:p>
      <text:p text:style-name="P36"><text:span text:style-name="T45">תארו את ההקצאה ואת וקטור המחיר p, והסבירו מדוע זה </text:span><text:span text:style-name="T50">אכן </text:span><text:span text:style-name="T48">ש"מ תחרותי שווה-תקציב</text:span><text:span text:style-name="T45">.</text:span></text:p>
      <text:p text:style-name="P38">ב. הוכיחו שכל ש"מ תחרותי שווה-תקציב הוא ללא קנאה.</text:p>
      <text:p text:style-name="P37"><text:span text:style-name="T45">ג. הוכיחו </text:span><text:span text:style-name="T51">שכל ש"מ תחרותי שווה-תקציב הוא יעיל פארטו חלש (ראו הגדרה בשאלה 4).</text:span></text:p>
      <text:p text:style-name="P25"><text:span text:style-name="T22">פתרון</text:span>: בשיעור.</text:p>
      <text:p text:style-name="P41">שאלה <text:span text:style-name="T56">6: מיקסום סכום הערכים תחת אילוצי הגינות</text:span></text:p>
      <text:p text:style-name="P34">נתונה <text:span text:style-name="T53">בעיית אופטימיזציה</text:span>:</text:p>
      <text:p text:style-name="P16"><text:span text:style-name="T4">Maximize <text:s text:c="2"/>V</text:span><text:span text:style-name="T13">1</text:span><text:span text:style-name="T4">(X</text:span><text:span text:style-name="T13">1</text:span><text:span text:style-name="T4">)</text:span><text:span text:style-name="T5"> <text:s/></text:span><text:span text:style-name="T4">+ </text:span><text:span text:style-name="T5"><text:s/></text:span><text:span text:style-name="T4">V</text:span><text:span text:style-name="T13">2</text:span><text:span text:style-name="T4">(X</text:span><text:span text:style-name="T13">2</text:span><text:span text:style-name="T4">)</text:span></text:p>
      <text:p text:style-name="P17"><text:span text:style-name="T3">such that <text:s/>(X</text:span><text:span text:style-name="T12">1</text:span><text:span text:style-name="T3">,X</text:span><text:span text:style-name="T12">2</text:span><text:span text:style-name="T3">) is a partition</text:span><text:span text:style-name="T6"> </text:span><text:span text:style-name="T10"><text:s/></text:span></text:p>
      <text:p text:style-name="P17"><text:soft-page-break/><text:span text:style-name="T10"><text:s text:c="5"/></text:span><text:span text:style-name="T6">and <text:s/></text:span><text:span text:style-name="T10"><text:s/></text:span><text:span text:style-name="T3">V</text:span><text:span text:style-name="T12">1</text:span><text:span text:style-name="T3">(X</text:span><text:span text:style-name="T12">1</text:span><text:span text:style-name="T3">)</text:span><text:span text:style-name="T6"> </text:span><text:span text:style-name="T11">≥</text:span><text:span text:style-name="T6"> </text:span><text:span text:style-name="T8">1/2</text:span><text:span text:style-name="T6"> </text:span><text:span text:style-name="T10"><text:s/></text:span><text:span text:style-name="T6">and </text:span><text:span text:style-name="T10"><text:s/></text:span><text:span text:style-name="T3">V</text:span><text:span text:style-name="T14">2</text:span><text:span text:style-name="T3">(X</text:span><text:span text:style-name="T14">2</text:span><text:span text:style-name="T3">)</text:span><text:span text:style-name="T7"> </text:span><text:span text:style-name="T11">≥</text:span><text:span text:style-name="T6"> </text:span><text:span text:style-name="T8">1/2</text:span></text:p>
      <text:p text:style-name="P18"><text:span text:style-name="T3">א. הוכיחו </text:span><text:span text:style-name="T9">שהפתרון לבעיה הוא </text:span><text:span text:style-name="T3">תמיד </text:span><text:span text:style-name="T8">חלוקה פרופורציונלית.</text:span></text:p>
      <text:p text:style-name="P19"><text:span text:style-name="T8">ב</text:span><text:span text:style-name="T3">. הוכיחו שהפתרון לבעיה הוא תמיד חלוקה יעילה-פארטו.</text:span></text:p>
      <text:p text:style-name="P20">ג. הוכיחו שהפתרון לבעיה הוא תמיד חלוקה ללא-קנאה.</text:p>
      <text:p text:style-name="P27"/>
      <text:p text:style-name="P26"><text:span text:style-name="T22">פתרון</text:span>: <text:span text:style-name="T62">אייל שחימוב.</text:span></text:p>
      <text:p text:style-name="P43">שאלה <text:span text:style-name="T56">7: בדיקת יעילות פארטו</text:span></text:p>
      <text:p text:style-name="P4">מטרת האלגוריתם היא לבדוק האם בחירה מסויימת היא יעילה פארטו. ישנם כמה שחקנים הצריכים לבחור באפשרות אחת מתוך כמה אפשרויות. כל שחקן מייחס ערך מסויים לכל אחת מהאפשרויות, לפי המחלקה הבאה:</text:p>
      <text:p text:style-name="P46">class Agent:</text:p>
      <text:p text:style-name="P46"><text:tab/>value(option:<text:span text:style-name="T29">int</text:span>)-<text:span text:style-name="T29">&gt;float:</text:span> <text:s/></text:p>
      <text:p text:style-name="P46"><text:tab/><text:tab/><text:span text:style-name="T30">"""</text:span></text:p>
      <text:p text:style-name="P46"><text:s text:c="11"/>INPUT: <text:s text:c="2"/>the index of an option.</text:p>
      <text:p text:style-name="P46"><text:s text:c="11"/>OUTPUT: <text:s/>the value of the option to the agent.</text:p>
      <text:p text:style-name="P46"><text:tab/><text:tab/><text:span text:style-name="T30">"""</text:span></text:p>
      <text:p text:style-name="P46"/>
      <text:p text:style-name="P31">א. כיתבו <text:span text:style-name="T1">אלגוריתם המקבל מערך של שחקנים ושתי אפשרויות (כל אפשרות מיוצגת ע"י מספר שלם), ובודק האם אפשרות 1 היא שיפור פארטו של אפשרות 2:</text:span></text:p>
      <text:p text:style-name="P46"><text:span text:style-name="T31">def</text:span> isParetoImprovement(agents:<text:span text:style-name="T31">List[Agent]</text:span>, option1:<text:span text:style-name="T31">int</text:span>, option2:<text:span text:style-name="T31">int</text:span>)-<text:span text:style-name="T31">&gt;bool:</text:span></text:p>
      <text:p text:style-name="P30"><text:span text:style-name="T1">ב</text:span>. כיתבו <text:span text:style-name="T1">אלגוריתם המקבל מערך של שחקנים, אפשרות, ומערך של כל האפשרויות, ובודק האם האפשרות הנתונה יעילה פארטו:</text:span></text:p>
      <text:p text:style-name="P46"><text:span text:style-name="T32">def </text:span>isParetoOptimal(agents:<text:span text:style-name="T32">List[Agent]</text:span>, option:<text:span text:style-name="T32">int</text:span>, <text:span text:style-name="T28"><text:s/>allOptions:List[int]</text:span>)-<text:span text:style-name="T33">&gt;bool:</text:span></text:p>
      <text:p text:style-name="P54"/>
      <text:p text:style-name="P52"><text:span text:style-name="T22">פתרון</text:span>: <text:span text:style-name="T64">פתרון קצר - תימור שרעבי </text:span><text:a xlink:type="simple" xlink:href="https://github.com/xposionn/algo-ex-2/blob/master/Ex2.py" text:style-name="Internet_20_link" text:visited-style-name="Visited_20_Internet_20_Link"><text:span text:style-name="T64">https://github.com/xposionn/algo-ex-2/blob/master/Ex2.py</text:span></text:a></text:p>
      <text:p text:style-name="P53">פתרון יעיל - <text:span text:style-name="T61">גיא וולף <text:s/></text:span><text:a xlink:type="simple" xlink:href="https://github.com/guyguy40/EconalgsEx2/blob/master/econAlgs2.py" text:style-name="Internet_20_link" text:visited-style-name="Visited_20_Internet_20_Link"><text:span text:style-name="T61">https://github.com/guyguy40/EconalgsEx2/blob/master/econAlgs2.p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1-13T19:16:37.543770143</dc:date>
    <meta:editing-duration>P11DT16H7M54S</meta:editing-duration>
    <meta:editing-cycles>1432</meta:editing-cycles>
    <dc:creator>Erel Segal-Halevi</dc:creator>
    <meta:document-statistic meta:table-count="0" meta:image-count="0" meta:object-count="0" meta:page-count="3" meta:paragraph-count="69" meta:word-count="635" meta:character-count="3772" meta:non-whitespace-character-count="3149"/>
  </office:meta>
</office:document-meta>
</file>